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000000099D1DC81532AF13E44.png" manifest:media-type="image/png"/>
  <manifest:file-entry manifest:full-path="Pictures/100002010000062000000095A81585130BFB76A0.png" manifest:media-type="image/png"/>
  <manifest:file-entry manifest:full-path="Pictures/10000201000006250000009544503A5666AE2597.png" manifest:media-type="image/png"/>
  <manifest:file-entry manifest:full-path="Pictures/10000201000006200000009DDB9A540A401BCC96.png" manifest:media-type="image/png"/>
  <manifest:file-entry manifest:full-path="Pictures/1000020100000622000000957B0243462D56A7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Ubuntu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4e2e7"/>
    </style:style>
    <style:style style:name="P3" style:family="paragraph" style:parent-style-name="Standard">
      <style:text-properties officeooo:rsid="00167da1" officeooo:paragraph-rsid="00167da1"/>
    </style:style>
    <style:style style:name="P4" style:family="paragraph" style:parent-style-name="Standard" style:list-style-name="L1">
      <style:text-properties officeooo:rsid="00167da1" officeooo:paragraph-rsid="00167da1"/>
    </style:style>
    <style:style style:name="P5" style:family="paragraph" style:parent-style-name="Standard">
      <style:text-properties officeooo:rsid="00167da1" officeooo:paragraph-rsid="0017cd7a"/>
    </style:style>
    <style:style style:name="P6" style:family="paragraph" style:parent-style-name="Standard">
      <style:text-properties officeooo:paragraph-rsid="00167da1"/>
    </style:style>
    <style:style style:name="T1" style:family="text">
      <style:text-properties officeooo:rsid="0014e2e7"/>
    </style:style>
    <style:style style:name="T2" style:family="text">
      <style:text-properties officeooo:rsid="00167da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7da1" style:font-weight-asian="bold" style:font-weight-complex="bold"/>
    </style:style>
    <style:style style:name="T5" style:family="text">
      <style:text-properties fo:font-weight="bold" officeooo:rsid="0017cd7a" style:font-weight-asian="bold" style:font-weight-complex="bold"/>
    </style:style>
    <style:style style:name="T6" style:family="text">
      <style:text-properties fo:font-variant="normal" fo:text-transform="none" fo:color="#5f6368" style:font-name="Roboto" fo:font-size="13pt" fo:letter-spacing="normal" fo:font-style="normal" fo:font-weight="normal"/>
    </style:style>
    <style:style style:name="T7" style:family="text">
      <style:text-properties fo:font-variant="normal" fo:text-transform="none" fo:color="#5f6368" style:font-name="Roboto" fo:font-size="13pt" fo:letter-spacing="normal" fo:font-style="normal" fo:font-weight="normal" officeooo:rsid="00167da1"/>
    </style:style>
    <style:style style:name="T8" style:family="text">
      <style:text-properties officeooo:rsid="0017cd7a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</text:p>
      <text:p text:style-name="P1"/>
      <text:p text:style-name="Standard">PRO:Login functionality not available for UK and DE sites</text:p>
      <text:p text:style-name="Standard"/>
      <text:p text:style-name="P1"/>
      <text:p text:style-name="P1">Description:</text:p>
      <text:p text:style-name="P1"/>
      <text:p text:style-name="Standard">When open our site <text:a xlink:type="simple" xlink:href="https://www.manomano.co.uk/" text:style-name="Internet_20_link" text:visited-style-name="Visited_20_Internet_20_Link">https://www.manomano.co.uk/</text:a> or german version <text:a xlink:type="simple" xlink:href="https://www.manomano.de/" text:style-name="Internet_20_link" text:visited-style-name="Visited_20_Internet_20_Link">https://www.manomano.de/</text:a> no "PRO:Login" functionality is showed at top section of the page. On the other hand for italian <text:a xlink:type="simple" xlink:href="https://www.manomano.it/" text:style-name="Internet_20_link" text:visited-style-name="Visited_20_Internet_20_Link">https://www.manomano.it/</text:a>, french <text:a xlink:type="simple" xlink:href="https://www.manomano.fr/" text:style-name="Internet_20_link" text:visited-style-name="Visited_20_Internet_20_Link">https://www.manomano.fr/</text:a> and <text:span text:style-name="T1">spanish</text:span> version <text:a xlink:type="simple" xlink:href="https://www.manomano.es/" text:style-name="Internet_20_link" text:visited-style-name="Visited_20_Internet_20_Link">https://www.manomano.es/</text:a> it is showed.</text:p>
      <text:p text:style-name="Standard"/>
      <text:p text:style-name="P1"/>
      <text:p text:style-name="P1">Evidences:</text:p>
      <text:p text:style-name="Standard"/>
      <text:p text:style-name="Standard">- UK site</text:p>
      <text:p text:style-name="P2"><draw:frame draw:style-name="fr1" draw:name="Image1" text:anchor-type="paragraph" svg:width="6.6929in" svg:height="0.6701in" draw:z-index="0"><draw:image xlink:href="Pictures/10000201000006200000009DDB9A540A401BCC96.png" xlink:type="simple" xlink:show="embed" xlink:actuate="onLoad" loext:mime-type="image/x-vclgraphic"/></draw:frame></text:p>
      <text:p text:style-name="P2">- <text:span text:style-name="T1">German site</text:span></text:p>
      <text:p text:style-name="P2"><draw:frame draw:style-name="fr2" draw:name="Image2" text:anchor-type="paragraph" svg:y="0.0071in" svg:width="6.6929in" svg:height="0.6346in" draw:z-index="1"><draw:image xlink:href="Pictures/1000020100000622000000957B0243462D56A7F7.png" xlink:type="simple" xlink:show="embed" xlink:actuate="onLoad" loext:mime-type="image/x-vclgraphic"/></draw:frame></text:p>
      <text:p text:style-name="P2"><draw:frame draw:style-name="fr2" draw:name="Image3" text:anchor-type="paragraph" svg:y="0.2335in" svg:width="6.6929in" svg:height="0.6335in" draw:z-index="2"><draw:image xlink:href="Pictures/10000201000006250000009544503A5666AE2597.png" xlink:type="simple" xlink:show="embed" xlink:actuate="onLoad" loext:mime-type="image/x-vclgraphic"/></draw:frame><draw:frame draw:style-name="fr2" draw:name="Image4" text:anchor-type="paragraph" svg:y="1.3492in" svg:width="6.6929in" svg:height="0.6354in" draw:z-index="3"><draw:image xlink:href="Pictures/100002010000062000000095A81585130BFB76A0.png" xlink:type="simple" xlink:show="embed" xlink:actuate="onLoad" loext:mime-type="image/x-vclgraphic"/></draw:frame>- <text:span text:style-name="T1">French site<text:line-break/><text:line-break/>- Italian site<text:line-break/><text:line-break/>- Spanish site</text:span></text:p>
      <text:p text:style-name="P2"><draw:frame draw:style-name="fr2" draw:name="Image5" text:anchor-type="paragraph" svg:y="0.0626in" svg:width="6.6929in" svg:height="0.6528in" draw:z-index="4"><draw:image xlink:href="Pictures/100002010000062000000099D1DC81532AF13E44.png" xlink:type="simple" xlink:show="embed" xlink:actuate="onLoad" loext:mime-type="image/x-vclgraphic"/></draw:frame></text:p>
      <text:p text:style-name="P2"/>
      <text:p text:style-name="P3"><text:span text:style-name="T3">Expected:</text:span></text:p>
      <text:p text:style-name="P3"><text:line-break/>Really I don’t know if this is a bug or is a desired behavior, but I’m my opinion it seems a functionality that platform offers to Professionals in order to have some advantages, and should be available at any country that ManoMano is present.</text:p>
      <text:p text:style-name="P3"/>
      <text:p text:style-name="P3"><text:span text:style-name="T3"/></text:p>
      <text:p text:style-name="P3"><text:span text:style-name="T3"/></text:p>
      <text:p text:style-name="P3"><text:soft-page-break/><text:span text:style-name="T3">Steps to reproduce:</text:span><text:line-break/><text:line-break/>- Access to different country sites:</text:p>
      <text:list xml:id="list2293122229" text:style-name="L1">
        <text:list-item>
          <text:p text:style-name="P4"><text:a xlink:type="simple" xlink:href="https://www.manomano.co.uk/" text:style-name="Internet_20_link" text:visited-style-name="Visited_20_Internet_20_Link">https://www.manomano.co.uk/</text:a></text:p>
        </text:list-item>
        <text:list-item>
          <text:p text:style-name="P4"><text:a xlink:type="simple" xlink:href="https://www.manomano.de/" text:style-name="Internet_20_link" text:visited-style-name="Visited_20_Internet_20_Link">https://www.manomano.de/</text:a></text:p>
        </text:list-item>
        <text:list-item>
          <text:p text:style-name="P4"><text:a xlink:type="simple" xlink:href="https://www.manomano.fr/" text:style-name="Internet_20_link" text:visited-style-name="Visited_20_Internet_20_Link">https://www.manomano.fr/</text:a></text:p>
        </text:list-item>
        <text:list-item>
          <text:p text:style-name="P4"><text:a xlink:type="simple" xlink:href="https://www.manomano.it/" text:style-name="Internet_20_link" text:visited-style-name="Visited_20_Internet_20_Link">https://www.manomano.it/</text:a></text:p>
        </text:list-item>
        <text:list-item>
          <text:p text:style-name="P4"><text:a xlink:type="simple" xlink:href="https://www.manomano.co.uk/" text:style-name="Internet_20_link" text:visited-style-name="Visited_20_Internet_20_Link">https://www.manomano.es/</text:a></text:p>
        </text:list-item>
      </text:list>
      <text:p text:style-name="P3"/>
      <text:p text:style-name="P3"><text:span text:style-name="T3"/></text:p>
      <text:p text:style-name="P6"><text:span text:style-name="T4">Environment:</text:span><text:span text:style-name="T2"><text:line-break/><text:line-break/>Browser: Chrome Version 90.0.4430.93 (Official Build) (64-bit)</text:span></text:p>
      <text:p text:style-name="P5">OS: Ubuntu 18.08<text:line-break/><text:line-break/><text:line-break/><text:span text:style-name="T5">Severity:</text:span><text:span text:style-name="T8"><text:line-break/>Medium<text:line-break/></text:span></text:p>
      <text:p text:style-name="P5"><text:span text:style-name="T8"><text:line-break/></text:span><text:span text:style-name="T5">Priority:</text:span><text:span text:style-name="T8"><text:line-break/>High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Ubuntu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6:45:26.554133111</meta:creation-date>
    <meta:generator>LibreOffice/6.0.7.3$Linux_X86_64 LibreOffice_project/00m0$Build-3</meta:generator>
    <dc:date>2021-05-11T17:13:28.084940480</dc:date>
    <meta:editing-duration>PT5M36S</meta:editing-duration>
    <meta:editing-cycles>1</meta:editing-cycles>
    <meta:document-statistic meta:table-count="0" meta:image-count="5" meta:object-count="0" meta:page-count="2" meta:paragraph-count="19" meta:word-count="142" meta:character-count="1020" meta:non-whitespace-character-count="893"/>
  </office:meta>
</office:document-meta>
</file>